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00000014EBA291722.png"/>
  <manifest:file-entry manifest:media-type="image/png" manifest:full-path="Pictures/10000000000002480000010AFD3D5AE5.png"/>
  <manifest:file-entry manifest:media-type="image/png" manifest:full-path="Pictures/1000000000000264000002EA07DB9A4B.png"/>
  <manifest:file-entry manifest:media-type="image/png" manifest:full-path="Pictures/10000201000000E300000069AB9D9955.png"/>
  <manifest:file-entry manifest:media-type="image/png" manifest:full-path="Pictures/1000000000000237000000BE73D70D17.png"/>
  <manifest:file-entry manifest:media-type="image/png" manifest:full-path="Pictures/10000201000000B40000011A13BB9507.png"/>
  <manifest:file-entry manifest:media-type="image/png" manifest:full-path="Pictures/100000000000020B000000E92884D851.png"/>
  <manifest:file-entry manifest:media-type="image/png" manifest:full-path="Pictures/100002010000012A0000010BE41D4236.png"/>
  <manifest:file-entry manifest:media-type="image/png" manifest:full-path="Pictures/100000000000049F000002ABBEFE3B0A.png"/>
  <manifest:file-entry manifest:media-type="image/png" manifest:full-path="Pictures/10000000000001170000014094D3F435.png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201000001200000011A24DCDB4D.png"/>
  <manifest:file-entry manifest:media-type="image/png" manifest:full-path="Pictures/100000000000028F000001A0D3B9A47F.png"/>
  <manifest:file-entry manifest:media-type="image/png" manifest:full-path="Pictures/1000000000000409000002010403C164.png"/>
  <manifest:file-entry manifest:media-type="image/png" manifest:full-path="Pictures/10000201000000EF000000666CFCDF52.png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6">
      <style:graphic-properties draw:stroke="solid" svg:stroke-width="0.026cm" svg:stroke-color="#ffff66" draw:stroke-linejoin="miter" draw:fill="solid" draw:fill-color="#ffc000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4" style:family="graphic" style:parent-style-name="standard">
      <style:graphic-properties draw:stroke="solid" svg:stroke-width="0.026cm" svg:stroke-color="#000000" draw:stroke-linejoin="miter" draw:fill="gradient" draw:fill-color="#a6a6a6" draw:fill-gradient-name="Gradient_20_9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5" style:family="graphic" style:parent-style-name="standard" style:list-style-name="L7">
      <style:graphic-properties draw:stroke="solid" svg:stroke-width="0.026cm" svg:stroke-color="#2da2bf" draw:stroke-linejoin="miter" draw:fill="gradient" draw:fill-color="#95d4ee" draw:fill-gradient-name="Gradient_20_10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6" style:family="graphic" style:parent-style-name="standard">
      <style:graphic-properties draw:stroke="solid" svg:stroke-width="0.026cm" svg:stroke-color="#2da2bf" draw:stroke-linejoin="miter" draw:fill="gradient" draw:fill-color="#005269" draw:fill-gradient-name="Gradient_20_14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7" style:family="graphic" style:parent-style-name="standard">
      <style:graphic-properties draw:stroke="solid" svg:stroke-width="0.026cm" svg:stroke-color="#2da2bf" draw:stroke-linejoin="miter" draw:fill="gradient" draw:fill-color="#005269" draw:fill-gradient-name="Gradient_20_15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8" style:family="graphic" style:parent-style-name="standard">
      <style:graphic-properties draw:stroke="solid" svg:stroke-width="0.026cm" svg:stroke-color="#2da2bf" draw:stroke-linejoin="miter" draw:fill="gradient" draw:fill-color="#005269" draw:fill-gradient-name="Gradient_20_16" draw:textarea-horizontal-align="justify" draw:textarea-vertical-align="bottom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solid" draw:fill-color="#4d4d4d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solid" svg:stroke-width="0.026cm" svg:stroke-color="#000000" draw:stroke-linejoin="miter" draw:fill="gradient" draw:fill-color="#a6a6a6" draw:fill-gradient-name="Gradient_20_9" draw:textarea-horizontal-align="left" draw:textarea-vertical-align="middle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14" style:family="graphic" style:parent-style-name="standard">
      <style:graphic-properties draw:stroke="solid" svg:stroke-width="0.026cm" svg:stroke-color="#7a7a7a" draw:stroke-linejoin="miter" draw:fill="gradient" draw:fill-color="#cccccc" draw:fill-gradient-name="Gradient_20_17" draw:textarea-horizontal-align="right" draw:textarea-vertical-align="middle" draw:auto-grow-height="false" fo:padding-top="0.13cm" fo:padding-bottom="0.13cm" fo:padding-left="0.25cm" fo:padding-right="0.25cm" fo:wrap-option="wrap" draw:shadow="visible" draw:shadow-offset-y="0.056cm" draw:shadow-color="#000000" draw:shadow-opacity="38%"/>
    </style:style>
    <style:style style:name="gr15" style:family="graphic" style:parent-style-name="standard">
      <style:graphic-properties draw:stroke="solid" svg:stroke-width="0.026cm" svg:stroke-color="#7a7a7a" draw:stroke-linejoin="miter" draw:fill="solid" draw:fill-color="#ffc000" draw:textarea-horizontal-align="center" draw:textarea-vertical-align="top" draw:auto-grow-height="false" fo:padding-top="0.13cm" fo:padding-bottom="0.13cm" fo:padding-left="0.25cm" fo:padding-right="0.25cm" fo:wrap-option="wrap" draw:shadow="visible" draw:shadow-offset-y="0.056cm" draw:shadow-color="#000000" draw:shadow-opacity="38%"/>
    </style:style>
    <style:style style:name="gr16" style:family="graphic" style:parent-style-name="standard">
      <style:graphic-properties draw:stroke="solid" svg:stroke-width="0.026cm" svg:stroke-color="#2da2bf" draw:stroke-linejoin="miter" draw:fill="gradient" draw:fill-color="#95d4ee" draw:fill-gradient-name="Gradient_20_10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106cm" draw:shadow-color="#000000" draw:shadow-opacity="35%"/>
    </style:style>
    <style:style style:name="gr17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66cdaa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bddd8d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ff9f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0fff0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r1" style:family="presentation" style:parent-style-name="Обычный-title">
      <style:graphic-properties draw:auto-grow-height="true" fo:min-height="4.035cm"/>
    </style:style>
    <style:style style:name="pr2" style:family="presentation" style:parent-style-name="Обычный-subtitle">
      <style:graphic-properties draw:fill-color="#ffffff" fo:min-height="7.935cm"/>
    </style:style>
    <style:style style:name="pr3" style:family="presentation" style:parent-style-name="Обычный-notes">
      <style:graphic-properties draw:fill-color="#ffffff" draw:auto-grow-height="true" fo:min-height="13.365cm"/>
    </style:style>
    <style:style style:name="pr4" style:family="presentation" style:parent-style-name="Обычный-title">
      <style:graphic-properties draw:auto-grow-height="true" fo:min-height="3.507cm"/>
    </style:style>
    <style:style style:name="pr5" style:family="presentation" style:parent-style-name="Обычный-outline1">
      <style:graphic-properties fo:min-height="13.61cm"/>
    </style:style>
    <style:style style:name="pr6" style:family="presentation" style:parent-style-name="Обычный-title">
      <style:graphic-properties fo:min-height="3.256cm"/>
    </style:style>
    <style:style style:name="pr7" style:family="presentation" style:parent-style-name="Обычный-outline1" style:list-style-name="L2">
      <style:graphic-properties draw:auto-grow-height="true" fo:min-height="13.86cm"/>
    </style:style>
    <style:style style:name="pr8" style:family="presentation" style:parent-style-name="Обычный-outline1">
      <style:graphic-properties fo:min-height="16.567cm"/>
    </style:style>
    <style:style style:name="pr9" style:family="presentation" style:parent-style-name="Обычный-outline1">
      <style:graphic-properties fo:min-height="14.229cm"/>
    </style:style>
    <style:style style:name="pr10" style:family="presentation" style:parent-style-name="Обычный-outline1" style:list-style-name="L4">
      <style:graphic-properties draw:auto-grow-height="true" fo:min-height="13.86cm"/>
    </style:style>
    <style:style style:name="pr11" style:family="presentation" style:parent-style-name="Обычный-outline1" style:list-style-name="L4">
      <style:graphic-properties draw:auto-grow-height="true" fo:min-height="13.86cm"/>
    </style:style>
    <style:style style:name="pr12" style:family="presentation" style:parent-style-name="Обычный-title">
      <style:graphic-properties fo:min-height="3.257cm"/>
    </style:style>
    <style:style style:name="pr13" style:family="presentation" style:parent-style-name="Обычный-outline1" style:list-style-name="L2">
      <style:graphic-properties draw:auto-grow-height="true" fo:min-height="13.86cm"/>
    </style:style>
    <style:style style:name="co1" style:family="table-column">
      <style:table-column-properties style:column-width="4.824cm" style:use-optimal-column-width="false"/>
    </style:style>
    <style:style style:name="co2" style:family="table-column">
      <style:table-column-properties style:column-width="4.751cm" style:use-optimal-column-width="false"/>
    </style:style>
    <style:style style:name="co3" style:family="table-column">
      <style:table-column-properties style:column-width="4.241cm" style:use-optimal-column-width="false"/>
    </style:style>
    <style:style style:name="co4" style:family="table-column">
      <style:table-column-properties style:column-width="7.145cm" style:use-optimal-column-width="false"/>
    </style:style>
    <style:style style:name="co5" style:family="table-column">
      <style:table-column-properties style:column-width="4.039cm" style:use-optimal-column-width="false"/>
    </style:style>
    <style:style style:name="ro1" style:family="table-row">
      <style:table-row-properties style:row-height="1.725cm"/>
    </style:style>
    <style:style style:name="ro2" style:family="table-row">
      <style:table-row-properties style:row-height="2.457cm"/>
    </style:style>
    <style:style style:name="ro3" style:family="table-row">
      <style:table-row-properties style:row-height="3.046cm"/>
    </style:style>
    <style:style style:name="ro4" style:family="table-row">
      <style:table-row-properties style:row-height="2.259cm"/>
    </style:style>
    <style:style style:name="ro5" style:family="table-row">
      <style:table-row-properties style:row-height="0.973cm"/>
    </style:style>
    <style:style style:name="ro6" style:family="table-row">
      <style:table-row-properties style:row-height="2.09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3" style:family="paragraph">
      <style:paragraph-properties fo:text-align="end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8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9" style:family="paragraph">
      <style:paragraph-properties style:writing-mode="lr-tb"/>
    </style:style>
    <style:style style:name="P10" style:family="paragraph">
      <style:paragraph-properties fo:text-align="center" style:writing-mode="lr-tb"/>
      <style:text-properties fo:font-size="24pt"/>
    </style:style>
    <style:style style:name="P11" style:family="paragraph">
      <style:paragraph-properties fo:margin-left="0cm" fo:margin-right="0cm" fo:line-height="100%" fo:text-indent="0cm" style:punctuation-wrap="hanging" style:line-break="strict"/>
    </style:style>
    <style:style style:name="P12" style:family="paragraph">
      <style:paragraph-properties style:writing-mode="lr-tb"/>
      <style:text-properties fo:font-size="14pt" style:font-size-asian="14pt" style:font-size-complex="14pt"/>
    </style:style>
    <style:style style:name="P13" style:family="paragraph">
      <style:paragraph-properties style:writing-mode="tb-rl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1" style:family="text">
      <style:text-properties fo:font-family="'Times New Roman'" style:font-family-generic="roman" fo:font-size="40pt" fo:language="en" fo:country="US" fo:font-style="normal" fo:font-weight="normal" style:font-size-asian="40pt" style:language-asian="en" style:country-asian="US" style:font-style-asian="normal" style:font-weight-asian="normal" style:font-family-complex="'Times New Roman'" style:font-family-generic-complex="roman" style:font-pitch-complex="variable" style:font-size-complex="40pt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family="Arial" style:font-family-generic="swiss" style:font-pitch="variable" fo:font-size="32pt" fo:language="en" fo:country="US" fo:font-weight="normal" style:font-size-asian="32pt" style:language-asian="en" style:country-asian="US" style:font-weight-asian="normal" style:font-family-complex="'Times New Roman'" style:font-family-generic-complex="roman" style:font-size-complex="32pt" style:font-weight-complex="normal"/>
    </style:style>
    <style:style style:name="T4" style:family="text">
      <style:text-properties fo:font-family="Arial" style:font-family-generic="swiss" style:font-pitch="variable" fo:font-size="32pt" fo:language="en" fo:country="US" style:text-underline-style="solid" style:text-underline-width="auto" style:text-underline-color="font-color" fo:font-weight="normal" style:font-size-asian="32pt" style:language-asian="en" style:country-asian="US" style:font-weight-asian="normal" style:font-family-complex="'Times New Roman'" style:font-family-generic-complex="roman" style:font-size-complex="32pt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family="Arial" style:font-family-generic="swiss" style:font-pitch="variable" fo:font-size="24pt" fo:language="en" fo:country="US" style:font-size-asian="24pt" style:language-asian="en" style:country-asian="US" style:font-size-complex="24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family="Verdana" style:font-family-generic="swiss" style:font-pitch="variable" fo:font-size="12pt" fo:language="ru" fo:country="RU" style:font-size-asian="12pt" style:font-size-complex="12pt"/>
    </style:style>
    <style:style style:name="T10" style:family="text">
      <style:text-properties fo:color="#7d7d7d" fo:font-family="Verdana" style:font-family-generic="swiss" style:font-pitch="variable" fo:font-size="12pt" fo:language="fr" fo:country="FR" style:font-family-asian="Arial" style:font-pitch-asian="variable" style:font-size-asian="12pt" style:font-family-complex="Arial" style:font-pitch-complex="variable" style:font-size-complex="12pt"/>
    </style:style>
    <style:style style:name="T11" style:family="text">
      <style:text-properties fo:font-family="Verdana" style:font-family-generic="swiss" style:font-pitch="variable" fo:font-size="12pt" fo:language="fr" fo:country="FR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12" style:family="text">
      <style:text-properties fo:font-family="Verdana" style:font-family-generic="swiss" style:font-pitch="variable" fo:font-size="12pt" fo:language="ru" fo:country="RU" fo:font-weight="bold" style:font-size-asian="12pt" style:font-weight-asian="bold" style:font-size-complex="12pt" style:font-weight-complex="bold"/>
    </style:style>
    <style:style style:name="T13" style:family="text">
      <style:text-properties fo:color="#464646" fo:font-family="Verdana" style:font-family-generic="swiss" style:font-pitch="variable" fo:font-size="12pt" fo:language="fr" fo:country="FR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14" style:family="text">
      <style:text-properties fo:color="#ffffff" fo:font-family="Verdana" style:font-family-generic="swiss" style:font-pitch="variable" fo:font-size="16pt" fo:language="ru" fo:country="RU" style:font-size-asian="16pt" style:font-size-complex="16pt"/>
    </style:style>
    <style:style style:name="T15" style:family="text">
      <style:text-properties fo:font-family="Verdana" style:font-family-generic="swiss" style:font-pitch="variable" fo:font-size="12pt" fo:language="fr" fo:country="FR" style:font-family-asian="Arial" style:font-pitch-asian="variable" style:font-size-asian="12pt" style:font-family-complex="Arial" style:font-pitch-complex="variable" style:font-size-complex="12pt"/>
    </style:style>
    <style:style style:name="T16" style:family="text">
      <style:text-properties fo:color="#ffffff" fo:font-family="Verdana" style:font-family-generic="swiss" style:font-pitch="variable" fo:font-size="12pt" fo:language="fr" fo:country="FR" style:font-family-asian="Arial" style:font-pitch-asian="variable" style:font-size-asian="12pt" style:font-family-complex="Arial" style:font-pitch-complex="variable" style:font-size-complex="12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color="#7d7d7d" fo:font-family="Verdana" style:font-family-generic="swiss" style:font-pitch="variable" fo:font-size="12pt" fo:language="ru" fo:country="RU" fo:font-weight="bold" style:font-size-asian="12pt" style:font-weight-asian="bold" style:font-size-complex="12pt" style:font-weight-complex="bold"/>
    </style:style>
    <style:style style:name="T19" style:family="text">
      <style:text-properties fo:font-weight="bold" style:font-weight-complex="bold"/>
    </style:style>
    <style:style style:name="T20" style:family="text">
      <style:text-properties fo:language="ru" fo:country="RU" fo:font-weight="bold" style:font-weight-complex="bold"/>
    </style:style>
    <style:style style:name="T21" style:family="text">
      <style:text-properties fo:language="en" fo:country="US"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language="en" fo:country="US" fo:font-style="italic" style:font-style-complex="italic"/>
    </style:style>
    <style:style style:name="T24" style:family="text">
      <style:text-properties fo:language="en" fo:country="US"/>
    </style:style>
    <style:style style:name="T25" style:family="text">
      <style:text-properties fo:language="ru" fo:country="RU"/>
    </style:style>
    <style:style style:name="T26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7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Verdana" style:font-family-generic="swiss" style:font-pitch="variable" fo:color="#464646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4.734cm" svg:height="4.687cm" svg:x="1.5cm" svg:y="3.006cm" presentation:class="title" presentation:user-transformed="true">
          <draw:text-box>
            <text:p text:style-name="P1"><text:span text:style-name="T1">Разработка веб-редактора формализованных электронных документов на основе технологии GWT</text:span></text:p>
          </draw:text-box>
        </draw:frame>
        <draw:frame presentation:style-name="pr2" draw:text-style-name="P3" draw:layer="layout" svg:width="23.8cm" svg:height="7.935cm" svg:x="2.1cm" svg:y="10cm" presentation:class="subtitle" presentation:user-transformed="true">
          <draw:text-box>
            <text:p text:style-name="P3">Руководитель: к.т.н. доцент Опалева Э.А.</text:p>
            <text:p text:style-name="P3">Дипломант: ст. гр. 3351 Еременок А.В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Введение</text:p>
          </draw:text-box>
        </draw:frame>
        <draw:frame presentation:style-name="pr5" draw:text-style-name="P4" draw:layer="layout" svg:width="23.911cm" svg:height="13.757cm" svg:x="2.089cm" svg:y="5cm" presentation:class="outline" presentation:user-transformed="true">
          <draw:text-box>
            <text:list text:style-name="L2">
              <text:list-item>
                <text:p><text:span text:style-name="T2">системы документооборота облегчают работу предприятий и организаций</text:span></text:p>
              </text:list-item>
              <text:list-item>
                <text:p><text:span text:style-name="T2">группы функций документооборота</text:span></text:p>
                <text:list>
                  <text:list-item>
                    <text:p><text:span text:style-name="T2">управление документооборотом в целом</text:span></text:p>
                  </text:list-item>
                  <text:list-item>
                    <text:p><text:span text:style-name="T2">редактирование документов</text:span></text:p>
                  </text:list-item>
                </text:list>
              </text:list-item>
              <text:list-item>
                <text:p><text:span text:style-name="T3">подсистемы ЭДТиТС</text:span></text:p>
              </text:list-item>
            </text:list>
            <text:list text:style-name="L3">
              <text:list-item>
                <text:list>
                  <text:list-item>
                    <text:p><text:span text:style-name="T3">п/с управления документооборотом таможенных органов (УДТО)</text:span></text:p>
                  </text:list-item>
                  <text:list-item>
                    <text:p><text:span text:style-name="T4">редактор электонных документов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Требования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клиент-серверное приложение на основе технологии GWT</text:span></text:p>
              </text:list-item>
              <text:list-item>
                <text:p><text:span text:style-name="T5">форма редактирования документа соответствует реальному бланку</text:span></text:p>
              </text:list-item>
              <text:list-item>
                <text:p><text:span text:style-name="T5">документ в формате XML передается сторонним приложением</text:span></text:p>
              </text:list-item>
              <text:list-item>
                <text:p><text:span text:style-name="T6">проверка формата вводимых пользователем данных (валидация документа)</text:span></text:p>
              </text:list-item>
              <text:list-item>
                <text:p><text:span text:style-name="T5">автозаполнение одних полей на основе значений других</text:span></text:p>
              </text:list-item>
              <text:list-item>
                <text:p><text:span text:style-name="T5">справочная информация по заполнению документов</text:span></text:p>
              </text:list-item>
              <text:list-item>
                <text:p><text:span text:style-name="T5">устойчивость к обрывам связи со стороны клиента и отказам сервера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4" draw:text-style-name="P6" draw:layer="layout" svg:width="23.911cm" svg:height="3.507cm" svg:x="2.089cm" svg:y="0.5cm" presentation:class="title" presentation:user-transformed="true">
          <draw:text-box>
            <text:p text:style-name="P6"><text:span text:style-name="T7">Описание используемой технологии создания веб-приложений: подход AJAX</text:span></text:p>
          </draw:text-box>
        </draw:frame>
        <draw:frame presentation:style-name="pr8" draw:layer="layout" svg:width="23.911cm" svg:height="16.567cm" svg:x="2.089cm" svg:y="3.933cm" presentation:class="outline" presentation:user-transformed="true">
          <draw:text-box>
            <text:list text:style-name="L2">
              <text:list-item>
                <text:p><text:span text:style-name="T8">Классическое веб-приложение</text:span></text:p>
                <text:p/>
                <text:p/>
                <text:p><text:span text:style-name="T8"/></text:p>
                <text:p><text:span text:style-name="T8"/></text:p>
              </text:list-item>
              <text:list-item>
                <text:p><text:span text:style-name="T8">AJAX-приложение</text:span></text:p>
              </text:list-item>
            </text:list>
          </draw:text-box>
        </draw:frame>
        <draw:frame draw:style-name="gr2" draw:text-style-name="P1" draw:layer="layout" svg:width="16.5cm" svg:height="6cm" svg:x="6cm" svg:y="5.5cm">
          <draw:image xlink:href="Pictures/10000000000002900000014EBA291722.png" xlink:type="simple" xlink:show="embed" xlink:actuate="onLoad">
            <text:p/>
          </draw:image>
        </draw:frame>
        <draw:frame draw:style-name="gr2" draw:text-style-name="P1" draw:layer="layout" svg:width="18.485cm" svg:height="7.5cm" svg:x="5cm" svg:y="13cm">
          <draw:image xlink:href="Pictures/100000000000028F000001A0D3B9A4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3T19">
        <office:forms form:automatic-focus="false" form:apply-design-mode="false"/>
        <draw:frame presentation:style-name="pr4" draw:layer="layout" svg:width="23.911cm" svg:height="3.799cm" svg:x="1.089cm" svg:y="0.854cm" presentation:class="title" presentation:user-transformed="true">
          <draw:text-box>
            <text:p><text:span text:style-name="T7">Описание используемой технологии создания веб-приложений: AJAX-технология GWT</text:span></text:p>
          </draw:text-box>
        </draw:frame>
        <draw:custom-shape draw:name="Rectangle 21" draw:style-name="gr3" draw:text-style-name="P8" draw:layer="layout" svg:width="9.184cm" svg:height="3.316cm" svg:x="8.5cm" svg:y="15.684cm">
          <text:p text:style-name="P7"><text:span text:style-name="T9">Браузеры</text:span></text:p>
          <text:p text:style-name="P7"><text:span text:style-name="T10">IE, FF, Safari, Ope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5" draw:style-name="gr4" draw:text-style-name="P9" draw:layer="layout" svg:width="5.631cm" svg:height="6.125cm" svg:x="9.83cm" svg:y="4.713cm">
          <text:p text:style-name="P7"><text:span text:style-name="T11">AJAX-приложение </text:span><text:span text:style-name="T12">на</text:span><text:span text:style-name="T11"> Java</text:span></text:p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8" draw:layer="layout" svg:width="4.824cm" svg:height="5.098cm" svg:x="1cm" svg:y="5.402cm">
          <text:p text:style-name="P7"><text:span text:style-name="T13">Java Runtime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5" draw:style-name="gr6" draw:text-style-name="P9" draw:layer="layout" svg:width="3.819cm" svg:height="1.019cm" svg:x="1.604cm" svg:y="5.658cm">
          <text:p text:style-name="P7"><text:span text:style-name="T13">java.lang</text:span></text:p>
          <draw:enhanced-geometry svg:viewBox="0 0 21600 21600" draw:type="rectangle" draw:enhanced-path="M 0 0 L 21600 0 21600 21600 0 21600 0 0 Z N"/>
        </draw:custom-shape>
        <draw:custom-shape draw:name="Rectangle 7" draw:style-name="gr7" draw:text-style-name="P9" draw:layer="layout" svg:width="3.819cm" svg:height="1.018cm" svg:x="1.604cm" svg:y="6.933cm">
          <text:p text:style-name="P7"><text:span text:style-name="T13">java.util</text:span></text:p>
          <draw:enhanced-geometry svg:viewBox="0 0 21600 21600" draw:type="rectangle" draw:enhanced-path="M 0 0 L 21600 0 21600 21600 0 21600 0 0 Z N"/>
        </draw:custom-shape>
        <draw:custom-shape draw:name="Rectangle 8" draw:style-name="gr8" draw:text-style-name="P9" draw:layer="layout" svg:width="3.819cm" svg:height="1.023cm" svg:x="1.604cm" svg:y="8.207cm">
          <text:p text:style-name="P7"><text:span text:style-name="T13">Java.io</text:span></text:p>
          <draw:enhanced-geometry svg:viewBox="0 0 21600 21600" draw:type="rectangle" draw:enhanced-path="M 0 0 L 21600 0 21600 21600 0 21600 0 0 Z N"/>
        </draw:custom-shape>
        <draw:g draw:name="Rectangle à coins arrondis 10">
          <draw:frame draw:name="Rectangle à coins arrondis 10" draw:style-name="gr9" draw:text-style-name="P10" draw:layer="layout" svg:width="5.044cm" svg:height="4.525cm" svg:x="10cm" svg:y="5cm">
            <draw:image xlink:href="Pictures/100002010000012A0000010BE41D4236.png" xlink:type="simple" xlink:show="embed" xlink:actuate="onLoad">
              <text:p/>
            </draw:image>
          </draw:frame>
          <draw:custom-shape draw:style-name="gr10" draw:text-style-name="P9" draw:layer="layout" svg:width="4.225cm" svg:height="3.687cm" svg:x="10.414cm" svg:y="5.322cm">
            <text:p text:style-name="P7"><text:span text:style-name="T14">Код приложения</text:span></text:p>
            <draw:enhanced-geometry svg:viewBox="0 0 21600 21600" draw:type="mso-spt202" draw:enhanced-path="M 0 0 L 21600 0 21600 21600 0 21600 0 0 Z N"/>
          </draw:custom-shape>
        </draw:g>
        <draw:custom-shape draw:name="Rectangle 16" draw:style-name="gr4" draw:text-style-name="P9" draw:layer="layout" svg:width="8.246cm" svg:height="5.821cm" svg:x="18.728cm" svg:y="4.679cm">
          <text:p text:style-name="P7"><text:span text:style-name="T11">GWT GUI Library</text:span></text:p>
          <draw:enhanced-geometry svg:viewBox="0 0 21600 21600" draw:type="rectangle" draw:enhanced-path="M 0 0 L 21600 0 21600 21600 0 21600 0 0 Z N"/>
        </draw:custom-shape>
        <draw:g draw:name="Rectangle à coins arrondis 17">
          <draw:frame draw:name="Rectangle à coins arrondis 17" draw:style-name="gr9" draw:text-style-name="P10" draw:layer="layout" svg:width="3.047cm" svg:height="4.776cm" svg:x="18.904cm" svg:y="5.062cm">
            <draw:image xlink:href="Pictures/10000201000000B40000011A13BB9507.png" xlink:type="simple" xlink:show="embed" xlink:actuate="onLoad">
              <text:p/>
            </draw:image>
          </draw:frame>
          <draw:custom-shape draw:style-name="gr11" draw:text-style-name="P9" draw:layer="layout" svg:width="2.364cm" svg:height="4.083cm" svg:x="19.257cm" svg:y="5.314cm">
            <text:p text:style-name="P7"><text:span text:style-name="T12">Панели</text:span></text:p>
            <text:p text:style-name="P7"><text:span text:style-name="T15"/></text:p>
            <text:p text:style-name="P7"><text:span text:style-name="T16">Popup</text:span></text:p>
            <text:p text:style-name="P7"><text:span text:style-name="T15">Stack</text:span></text:p>
            <text:p text:style-name="P7"><text:span text:style-name="T16">Absolute</text:span></text:p>
            <text:p text:style-name="P7"><text:span text:style-name="T15">Vertical</text:span></text:p>
            <text:p text:style-name="P7"><text:span text:style-name="T16">…</text:span></text:p>
            <draw:enhanced-geometry svg:viewBox="0 0 21600 21600" draw:type="mso-spt202" draw:enhanced-path="M 0 0 L 21600 0 21600 21600 0 21600 0 0 Z N"/>
          </draw:custom-shape>
        </draw:g>
        <draw:g draw:name="Rectangle à coins arrondis 18">
          <draw:frame draw:name="Rectangle à coins arrondis 18" draw:style-name="gr9" draw:text-style-name="P10" draw:layer="layout" svg:width="4.877cm" svg:height="4.776cm" svg:x="22.123cm" svg:y="5.062cm">
            <draw:image xlink:href="Pictures/10000201000001200000011A24DCDB4D.png" xlink:type="simple" xlink:show="embed" xlink:actuate="onLoad">
              <text:p/>
            </draw:image>
          </draw:frame>
          <draw:custom-shape draw:style-name="gr11" draw:text-style-name="P9" draw:layer="layout" svg:width="3.81cm" svg:height="3.925cm" svg:x="22.555cm" svg:y="5.393cm">
            <text:p text:style-name="P7"><text:span text:style-name="T12">Виджеты</text:span></text:p>
            <text:p text:style-name="P7"><text:span text:style-name="T15">Button <text:s text:c="2"/>MenuBar</text:span></text:p>
            <text:p text:style-name="P7"><text:span text:style-name="T15">Radio <text:s text:c="4"/>Tree</text:span></text:p>
            <text:p text:style-name="P7"><text:span text:style-name="T15">Check <text:s text:c="4"/>Table</text:span></text:p>
            <text:p text:style-name="P7"><text:span text:style-name="T15">TextArea <text:s/></text:span></text:p>
            <text:p text:style-name="P7"><text:span text:style-name="T15">…</text:span><text:span text:style-name="T15">.</text:span></text:p>
            <draw:enhanced-geometry svg:viewBox="0 0 21600 21600" draw:type="mso-spt202" draw:enhanced-path="M 0 0 L 21600 0 21600 21600 0 21600 0 0 Z N"/>
          </draw:custom-shape>
        </draw:g>
        <draw:g draw:name="Rectangle à coins arrondis 19">
          <draw:frame draw:name="Rectangle à coins arrondis 19" draw:style-name="gr9" draw:text-style-name="P10" draw:layer="layout" svg:width="4.451cm" svg:height="1.777cm" svg:x="13.049cm" svg:y="16.019cm">
            <draw:image xlink:href="Pictures/10000201000000E300000069AB9D9955.png" xlink:type="simple" xlink:show="embed" xlink:actuate="onLoad">
              <text:p/>
            </draw:image>
          </draw:frame>
          <draw:custom-shape draw:style-name="gr12" draw:text-style-name="P9" draw:layer="layout" svg:width="3.813cm" svg:height="1.156cm" svg:x="13.381cm" svg:y="16.257cm">
            <text:p text:style-name="P11"><text:span text:style-name="T15">JavaScript- </text:span><text:span text:style-name="T9">приложение</text:span></text:p>
            <draw:enhanced-geometry svg:viewBox="0 0 21600 21600" draw:type="mso-spt202" draw:enhanced-path="M 0 0 L 21600 0 21600 21600 0 21600 0 0 Z N"/>
          </draw:custom-shape>
        </draw:g>
        <draw:g draw:name="Rectangle à coins arrondis 20">
          <draw:frame draw:name="Rectangle à coins arrondis 20" draw:style-name="gr9" draw:text-style-name="P10" draw:layer="layout" svg:width="4.048cm" svg:height="1.724cm" svg:x="9.001cm" svg:y="16.072cm">
            <draw:image xlink:href="Pictures/10000201000000EF000000666CFCDF52.png" xlink:type="simple" xlink:show="embed" xlink:actuate="onLoad">
              <text:p/>
            </draw:image>
          </draw:frame>
          <draw:custom-shape draw:style-name="gr12" draw:text-style-name="P9" draw:layer="layout" svg:width="3.492cm" svg:height="1.151cm" svg:x="9.292cm" svg:y="16.257cm">
            <text:p text:style-name="P11"><text:span text:style-name="T15">GWT Runtime</text:span></text:p>
            <draw:enhanced-geometry svg:viewBox="0 0 21600 21600" draw:type="mso-spt202" draw:enhanced-path="M 0 0 L 21600 0 21600 21600 0 21600 0 0 Z N"/>
          </draw:custom-shape>
        </draw:g>
        <draw:custom-shape draw:name="Flèche droite 23" draw:style-name="gr13" draw:text-style-name="P12" draw:layer="layout" svg:width="4.237cm" svg:height="1.274cm" svg:x="15.263cm" svg:y="6.755cm">
          <text:p text:style-name="P9"><text:span text:style-name="T17">визуальный</text:span></text:p>
          <draw:enhanced-geometry svg:viewBox="0 0 21600 21600" draw:text-areas="0 ?f0 ?f5 ?f2" draw:type="right-arrow" draw:modifiers="13987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24" draw:style-name="gr14" draw:text-style-name="P12" draw:layer="layout" svg:width="5cm" svg:height="1.274cm" draw:transform="rotate (3.1415926535892) translate (10.5cm 8.029cm)">
          <text:p text:style-name="P9"><text:span text:style-name="T17">не визуальный</text:span></text:p>
          <draw:enhanced-geometry draw:text-rotate-angle="-180" svg:viewBox="0 0 21600 21600" draw:mirror-horizontal="false" draw:mirror-vertical="false" draw:text-areas="0 ?f0 ?f5 ?f2" draw:type="right-arrow" draw:modifiers="156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26" draw:style-name="gr15" draw:text-style-name="P13" draw:layer="layout" svg:width="5.102cm" svg:height="1.005cm" draw:transform="rotate (-1.57079632679579) translate (13.449cm 10.838cm)">
          <text:p/>
          <draw:enhanced-geometry draw:text-rotate-angle="-180" svg:viewBox="0 0 21600 21600" draw:text-areas="0 ?f0 ?f5 ?f2" draw:type="right-arrow" draw:modifiers="189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22" draw:style-name="gr16" draw:text-style-name="P9" draw:layer="layout" svg:width="4.868cm" svg:height="2.042cm" svg:x="10.509cm" svg:y="12.112cm">
          <text:p text:style-name="P7"><text:span text:style-name="T11">GWT</text:span></text:p>
          <text:p text:style-name="P7"><text:span text:style-name="T18">компилятор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Связывание данных</text:p>
          </draw:text-box>
        </draw:frame>
        <draw:frame presentation:style-name="pr9" draw:layer="layout" svg:width="24.411cm" svg:height="16.413cm" svg:x="2cm" svg:y="4cm" presentation:class="outline" presentation:user-transformed="true">
          <draw:text-box>
            <text:list text:style-name="L2">
              <text:list-header>
                <text:p>Критерии оценки технологий:</text:p>
              </text:list-header>
              <text:list-item>
                <text:p>взаимодействие с СУБД</text:p>
                <text:list>
                  <text:list-item>
                    <text:p>способы взаимодействия</text:p>
                  </text:list-item>
                  <text:list-item>
                    <text:p>производительность</text:p>
                  </text:list-item>
                </text:list>
              </text:list-item>
              <text:list-item>
                <text:p>взаимодействие с XML</text:p>
                <text:list>
                  <text:list-item>
                    <text:p>автоматическая генерация по XSD</text:p>
                  </text:list-item>
                  <text:list-item>
                    <text:p>сериализация в XML</text:p>
                  </text:list-item>
                  <text:list-item>
                    <text:p>проверка правильности заполнения (валидация по схеме)</text:p>
                  </text:list-item>
                </text:list>
              </text:list-item>
              <text:list-item>
                <text:p>разбор документа для сопоставления данных на клиенте данным на сервере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OM-Parser</text:p>
          </draw:text-box>
        </draw:frame>
        <draw:frame presentation:style-name="pr10" draw:layer="layout" svg:width="12.296cm" svg:height="13.86cm" svg:x="1.4cm" svg:y="4.914cm" presentation:class="outline">
          <draw:text-box>
            <text:list text:style-name="L4">
              <text:list-item>
                <text:p>Структура документа XML</text:p>
              </text:list-item>
            </text:list>
          </draw:text-box>
        </draw:frame>
        <draw:frame presentation:style-name="pr11" draw:layer="layout" svg:width="12.296cm" svg:height="13.86cm" svg:x="14.311cm" svg:y="4.914cm" presentation:class="outline">
          <draw:text-box>
            <text:list text:style-name="L4">
              <text:list-item>
                <text:p>Структура объектов DOM</text:p>
              </text:list-item>
            </text:list>
          </draw:text-box>
        </draw:frame>
        <draw:frame draw:style-name="gr2" draw:text-style-name="P1" draw:layer="layout" svg:width="7.873cm" svg:height="9.03cm" svg:x="3.5cm" svg:y="8.97cm">
          <draw:image xlink:href="Pictures/10000000000001170000014094D3F435.png" xlink:type="simple" xlink:show="embed" xlink:actuate="onLoad">
            <text:p/>
          </draw:image>
        </draw:frame>
        <draw:frame draw:style-name="gr2" draw:text-style-name="P1" draw:layer="layout" svg:width="6.913cm" svg:height="8.776cm" svg:x="16.587cm" svg:y="9cm">
          <draw:image xlink:href="Pictures/10000000000000F50000013759CB42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3T19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XMLBeans, JAXB, Castor</text:p>
          </draw:text-box>
        </draw:frame>
        <draw:frame draw:style-name="gr2" draw:text-style-name="P1" draw:layer="layout" svg:width="13.125cm" svg:height="9.244cm" svg:x="7.526cm" svg:y="5.922cm">
          <draw:image xlink:href="Pictures/100000000000017400000106A8030B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3T19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Eclipse Modeling Framework</text:p>
          </draw:text-box>
        </draw:frame>
        <draw:frame draw:style-name="gr2" draw:text-style-name="P1" draw:layer="layout" svg:width="18.453cm" svg:height="8.221cm" svg:x="4.955cm" svg:y="12.279cm">
          <draw:image xlink:href="Pictures/100000000000020B000000E92884D851.png" xlink:type="simple" xlink:show="embed" xlink:actuate="onLoad">
            <text:p/>
          </draw:image>
        </draw:frame>
        <draw:frame draw:style-name="gr2" draw:text-style-name="P1" draw:layer="layout" svg:width="20.006cm" svg:height="6.703cm" svg:x="3.494cm" svg:y="5cm">
          <draw:image xlink:href="Pictures/1000000000000237000000BE73D70D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Выбор технологии</text:p>
          </draw:text-box>
        </draw:frame>
        <draw:frame draw:style-name="standard" draw:layer="layout" svg:width="24.999cm" svg:height="13.531cm" svg:x="1.985cm" svg:y="5.0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19">Критерии</text:span></text:p>
              </table:table-cell>
              <table:table-cell>
                <text:p text:style-name="P1"><text:span text:style-name="T20">БД</text:span></text:p>
              </table:table-cell>
              <table:table-cell/>
              <table:table-cell table:style-name="ce2">
                <text:p text:style-name="P1"><text:span text:style-name="T21">XML</text:span></text:p>
              </table:table-cell>
              <table:table-cell table:style-name="ce2">
                <text:p text:style-name="P1"><text:span text:style-name="T22">Разбор документа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9">Технологии</text:span></text:p>
              </table:table-cell>
              <table:table-cell>
                <text:p text:style-name="P1"><text:span text:style-name="T19">Способ взаимодействия</text:span></text:p>
              </table:table-cell>
              <table:table-cell>
                <text:p text:style-name="P1"><text:span text:style-name="T19">Частичная загрузка</text:span></text:p>
              </table:table-cell>
              <table:table-cell>
                <text:p text:style-name="P1"><text:span text:style-name="T20">Частичная валидация</text:span></text:p>
              </table:table-cell>
              <table:table-cell/>
            </table:table-row>
            <table:table-row table:style-name="ro3" table:default-cell-style-name="ce1">
              <table:table-cell>
                <text:p><text:span text:style-name="T23">DOM</text:span></text:p>
              </table:table-cell>
              <table:table-cell>
                <text:p><text:span text:style-name="T24">Clob</text:span></text:p>
              </table:table-cell>
              <table:table-cell>
                <text:p><text:span text:style-name="T24">-</text:span></text:p>
              </table:table-cell>
              <table:table-cell>
                <text:p><text:span text:style-name="T24">-</text:span></text:p>
              </table:table-cell>
              <table:table-cell>
                <text:p><text:span text:style-name="T25">Объекты </text:span><text:span text:style-name="T24">DOM-</text:span><text:span text:style-name="T25">парсера</text:span></text:p>
              </table:table-cell>
            </table:table-row>
            <table:table-row table:style-name="ro4" table:default-cell-style-name="ce1">
              <table:table-cell>
                <text:p><text:span text:style-name="T23">XMLBeans</text:span></text:p>
              </table:table-cell>
              <table:table-cell>
                <text:p><text:span text:style-name="T24">Clob</text:span></text:p>
              </table:table-cell>
              <table:table-cell>
                <text:p><text:span text:style-name="T24">-</text:span></text:p>
              </table:table-cell>
              <table:table-cell>
                <text:p><text:span text:style-name="T24">+</text:span></text:p>
              </table:table-cell>
              <table:table-cell>
                <text:p><text:span text:style-name="T25">Рефлексия </text:span><text:span text:style-name="T24">Java</text:span></text:p>
              </table:table-cell>
            </table:table-row>
            <table:table-row table:style-name="ro5" table:default-cell-style-name="ce1">
              <table:table-cell>
                <text:p><text:span text:style-name="T23">JAXB</text:span></text:p>
              </table:table-cell>
              <table:table-cell>
                <text:p><text:span text:style-name="T24">Hibernate</text:span></text:p>
              </table:table-cell>
              <table:table-cell>
                <text:p><text:span text:style-name="T24">+</text:span></text:p>
              </table:table-cell>
              <table:table-cell>
                <text:p>-</text:p>
              </table:table-cell>
              <table:table-cell/>
            </table:table-row>
            <table:table-row table:style-name="ro5" table:default-cell-style-name="ce1">
              <table:table-cell>
                <text:p><text:span text:style-name="T23">Castor</text:span></text:p>
              </table:table-cell>
              <table:table-cell>
                <text:p><text:span text:style-name="T24">JDO</text:span></text:p>
              </table:table-cell>
              <table:table-cell>
                <text:p><text:span text:style-name="T24">+</text:span></text:p>
              </table:table-cell>
              <table:table-cell>
                <text:p>-</text:p>
              </table:table-cell>
              <table:table-cell/>
            </table:table-row>
            <table:table-row table:style-name="ro6" table:default-cell-style-name="ce1">
              <table:table-cell>
                <text:p><text:span text:style-name="T23">EMF</text:span></text:p>
              </table:table-cell>
              <table:table-cell>
                <text:p><text:span text:style-name="T24">Hibernate, JPA, JDO</text:span></text:p>
              </table:table-cell>
              <table:table-cell>
                <text:p><text:span text:style-name="T24">+</text:span></text:p>
              </table:table-cell>
              <table:table-cell>
                <text:p><text:span text:style-name="T24">+</text:span></text:p>
              </table:table-cell>
              <table:table-cell>
                <text:p>Рефлексия <text:span text:style-name="T24">EMF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3T19">
        <office:forms form:automatic-focus="false" form:apply-design-mode="false"/>
        <draw:frame presentation:style-name="pr12" draw:layer="layout" svg:width="26.5cm" svg:height="3.257cm" svg:x="1cm" svg:y="0.5cm" presentation:class="title" presentation:user-transformed="true">
          <draw:text-box>
            <text:p>Проектирование: серверные модули</text:p>
          </draw:text-box>
        </draw:frame>
        <draw:frame draw:style-name="gr2" draw:text-style-name="P1" draw:layer="layout" svg:width="14.5cm" svg:height="17.157cm" svg:x="7.5cm" svg:y="3.343cm">
          <draw:image xlink:href="Pictures/1000000000000264000002EA07DB9A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3T19">
        <office:forms form:automatic-focus="false" form:apply-design-mode="false"/>
        <draw:frame presentation:style-name="pr12" draw:layer="layout" svg:width="25cm" svg:height="3.473cm" svg:x="1.5cm" svg:y="1.793cm" presentation:class="title" presentation:user-transformed="true">
          <draw:text-box>
            <text:p>Проектирование: клиентские модули</text:p>
          </draw:text-box>
        </draw:frame>
        <draw:frame draw:style-name="gr2" draw:text-style-name="P1" draw:layer="layout" svg:width="20.606cm" svg:height="9.385cm" svg:x="3.359cm" svg:y="7.361cm">
          <draw:image xlink:href="Pictures/10000000000002480000010AFD3D5A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3T19">
        <office:forms form:automatic-focus="false" form:apply-design-mode="false"/>
        <draw:frame presentation:style-name="pr6" draw:layer="layout" svg:width="23.911cm" svg:height="3.256cm" svg:x="2.089cm" svg:y="1cm" presentation:class="title" presentation:user-transformed="true">
          <draw:text-box>
            <text:p>Результат проектирования</text:p>
          </draw:text-box>
        </draw:frame>
        <draw:g>
          <draw:custom-shape draw:style-name="gr17" draw:text-style-name="P15" draw:id="id3" draw:layer="layout" svg:width="8.229cm" svg:height="8.303cm" svg:x="14.771cm" svg:y="3.5cm">
            <text:p text:style-name="P14"><text:span text:style-name="T26">Выполняется для </text:span></text:p>
            <text:p text:style-name="P14"><text:span text:style-name="T26">каджого типа документов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5" draw:id="id1" draw:layer="layout" svg:width="8.229cm" svg:height="8.303cm" svg:x="5cm" svg:y="3.5cm">
            <text:p text:style-name="P14"><text:span text:style-name="T26">Выполняется однократно </text:span></text:p>
            <text:p text:style-name="P14"><text:span text:style-name="T26">для всего набора схем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5" draw:id="id6" draw:layer="layout" svg:width="2.572cm" svg:height="1.187cm" svg:x="6.543cm" svg:y="3.896cm">
            <text:p text:style-name="P14"><text:span text:style-name="T26">XSD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19" draw:text-style-name="P15" draw:id="id7" draw:layer="layout" svg:width="6.172cm" svg:height="0.791cm" svg:x="5.515cm" svg:y="5.477cm">
            <text:p text:style-name="P14"><text:span text:style-name="T26">Eclipse EMF Plugi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5" draw:id="id4" draw:layer="layout" svg:width="6.171cm" svg:height="1.978cm" svg:x="15.8cm" svg:y="3.896cm">
            <text:p text:style-name="P14"><text:span text:style-name="T26">Спецификация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19" draw:text-style-name="P15" draw:id="id5" draw:layer="layout" svg:width="5.143cm" svg:height="1.976cm" svg:x="15.8cm" svg:y="6.663cm">
            <text:p text:style-name="P14"><text:span text:style-name="T26">Расширенный</text:span></text:p>
            <text:p text:style-name="P14"><text:span text:style-name="T26">HTML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19" draw:text-style-name="P15" draw:id="id8" draw:layer="layout" svg:width="5.66cm" svg:height="1.582cm" svg:x="5.515cm" svg:y="6.663cm">
            <text:p text:style-name="P14"><text:span text:style-name="T26">EMF-модель</text:span></text:p>
            <text:p text:style-name="P14"><text:span text:style-name="T26"/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9" draw:text-style-name="P15" draw:id="id9" draw:layer="layout" svg:width="5.66cm" svg:height="1.582cm" svg:x="5.515cm" svg:y="8.639cm">
            <text:p text:style-name="P14"><text:span text:style-name="T26">Java-классы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20" draw:text-style-name="P15" draw:id="id10" draw:layer="layout" svg:width="8.229cm" svg:height="6.325cm" svg:x="5cm" svg:y="14.175cm">
            <text:p text:style-name="P14"><text:span text:style-name="T26">Серверный код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6" draw:layer="layout" svg:width="7.2cm" svg:height="3.557cm" svg:x="5.515cm" svg:y="15.361cm">
            <text:p text:style-name="P14"><text:span text:style-name="T27">Java-классы </text:span></text:p>
            <text:p text:style-name="P14"><text:span text:style-name="T27">для рефлексивной </text:span></text:p>
            <text:p text:style-name="P14"><text:span text:style-name="T27">работы с </text:span></text:p>
            <text:p text:style-name="P14"><text:span text:style-name="T27">модельными классами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21" draw:text-style-name="P15" draw:id="id11" draw:layer="layout" svg:width="8.229cm" svg:height="6.325cm" svg:x="14.771cm" svg:y="14.175cm">
            <text:p text:style-name="P14"><text:span text:style-name="T26">Клиентский код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5" draw:id="id2" draw:layer="layout" svg:width="10.8cm" svg:height="1.185cm" svg:x="9.113cm" svg:y="12.594cm">
            <text:p text:style-name="P14"><text:span text:style-name="T26">Вспомогательный кодогенератор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5" draw:layer="layout" svg:width="7.202cm" svg:height="3.163cm" svg:x="15.284cm" svg:y="15.361cm">
            <text:p text:style-name="P14"><text:span text:style-name="T26">Java-классы </text:span></text:p>
            <text:p text:style-name="P14"><text:span text:style-name="T26">для построения </text:span></text:p>
            <text:p text:style-name="P14"><text:span text:style-name="T26">форм GWT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onnector draw:style-name="gr22" draw:text-style-name="P15" draw:layer="layout" draw:type="line" svg:x1="9.114cm" svg:y1="11.803cm" svg:x2="14.513cm" svg:y2="12.594cm" draw:start-shape="id1" draw:start-glue-point="2" draw:end-shape="id2" draw:end-glue-point="0" svg:d="m9114 11803 5399 791">
            <text:p/>
          </draw:connector>
          <draw:connector draw:style-name="gr22" draw:text-style-name="P15" draw:layer="layout" draw:type="line" svg:x1="18.885cm" svg:y1="11.803cm" svg:x2="14.513cm" svg:y2="12.594cm" draw:start-shape="id3" draw:start-glue-point="2" draw:end-shape="id2" draw:end-glue-point="0" svg:d="m18885 11803-4372 791">
            <text:p/>
          </draw:connector>
          <draw:connector draw:style-name="gr22" draw:text-style-name="P15" draw:layer="layout" draw:type="line" svg:x1="18.885cm" svg:y1="5.716cm" svg:x2="18.371cm" svg:y2="6.663cm" draw:start-shape="id4" draw:start-glue-point="6" draw:end-shape="id5" draw:end-glue-point="4" svg:d="m18885 5716-514 947">
            <text:p/>
          </draw:connector>
          <draw:connector draw:style-name="gr22" draw:text-style-name="P15" draw:layer="layout" draw:type="line" svg:x1="7.828cm" svg:y1="4.988cm" svg:x2="8.601cm" svg:y2="5.477cm" draw:start-shape="id6" draw:start-glue-point="6" draw:end-shape="id7" svg:d="m7828 4988 773 489">
            <text:p/>
          </draw:connector>
          <draw:connector draw:style-name="gr22" draw:text-style-name="P15" draw:layer="layout" draw:type="line" svg:x1="8.601cm" svg:y1="6.268cm" svg:x2="8.541cm" svg:y2="6.663cm" draw:start-shape="id7" draw:start-glue-point="2" draw:end-shape="id8" draw:end-glue-point="4" svg:d="m8601 6268-60 395">
            <text:p/>
          </draw:connector>
          <draw:connector draw:style-name="gr22" draw:text-style-name="P15" draw:layer="layout" draw:type="line" svg:x1="8.146cm" svg:y1="8.245cm" svg:x2="8.344cm" svg:y2="8.639cm" draw:start-shape="id8" draw:start-glue-point="7" draw:end-shape="id9" draw:end-glue-point="4" svg:d="m8146 8245 198 394">
            <text:p/>
          </draw:connector>
          <draw:connector draw:style-name="gr22" draw:text-style-name="P15" draw:layer="layout" draw:type="line" svg:x1="14.513cm" svg:y1="13.779cm" svg:x2="13.229cm" svg:y2="17.337cm" draw:start-shape="id2" draw:start-glue-point="2" draw:end-shape="id10" svg:d="m14513 13779-1284 3558">
            <text:p/>
          </draw:connector>
          <draw:connector draw:style-name="gr22" draw:text-style-name="P15" draw:layer="layout" draw:type="line" svg:x1="14.513cm" svg:y1="13.779cm" svg:x2="14.771cm" svg:y2="17.337cm" draw:start-shape="id2" draw:start-glue-point="2" draw:end-shape="id11" svg:d="m14513 13779 258 3558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Вид формы редактирования</text:p>
          </draw:text-box>
        </draw:frame>
        <draw:frame draw:style-name="gr2" draw:text-style-name="P1" draw:layer="layout" svg:width="18cm" svg:height="11cm" svg:x="9cm" svg:y="4cm">
          <draw:image xlink:href="Pictures/100000000000049F000002ABBEFE3B0A.png" xlink:type="simple" xlink:show="embed" xlink:actuate="onLoad">
            <text:p/>
          </draw:image>
        </draw:frame>
        <draw:frame draw:style-name="gr2" draw:text-style-name="P1" draw:layer="layout" svg:width="19cm" svg:height="10cm" svg:x="1.5cm" svg:y="10.5cm">
          <draw:image xlink:href="Pictures/1000000000000409000002010403C1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presentation:style-name="pr4" draw:layer="layout" svg:width="25.199cm" svg:height="3.507cm" svg:x="1.4cm" svg:y="0.837cm" presentation:class="title">
          <draw:text-box>
            <text:p>Итоги</text:p>
          </draw:text-box>
        </draw:frame>
        <draw:frame presentation:style-name="pr13" draw:layer="layout" svg:width="25.199cm" svg:height="13.86cm" svg:x="1.4cm" svg:y="4.914cm" presentation:class="outline">
          <draw:text-box>
            <text:list text:style-name="L2">
              <text:list-item>
                <text:p>разработан программный продукт: веб-редактор электронных таможенных документов на основе технологии GWT</text:p>
              </text:list-item>
              <text:list-item>
                <text:p>обеспечены желаемые преимущества перед аналогами</text:p>
              </text:list-item>
              <text:list-item>
                <text:p>продукт внедрен на таможенных постах ФТС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0" draw:display-name="Gradient 10" draw:style="linear" draw:start-color="#d6f3ff" draw:end-color="#95d4ee" draw:start-intensity="100%" draw:end-intensity="100%" draw:angle="1800" draw:border="0%"/>
    <draw:gradient draw:name="Gradient_20_14" draw:display-name="Gradient 14" draw:style="linear" draw:start-color="#2abae3" draw:end-color="#005269" draw:start-intensity="100%" draw:end-intensity="100%" draw:angle="1800" draw:border="0%"/>
    <draw:gradient draw:name="Gradient_20_15" draw:display-name="Gradient 15" draw:style="linear" draw:start-color="#2abae3" draw:end-color="#005269" draw:start-intensity="100%" draw:end-intensity="100%" draw:angle="1800" draw:border="0%"/>
    <draw:gradient draw:name="Gradient_20_16" draw:display-name="Gradient 16" draw:style="linear" draw:start-color="#2abae3" draw:end-color="#005269" draw:start-intensity="100%" draw:end-intensity="100%" draw:angle="1800" draw:border="0%"/>
    <draw:gradient draw:name="Gradient_20_17" draw:display-name="Gradient 17" draw:style="linear" draw:start-color="#f1f1f1" draw:end-color="#cccccc" draw:start-intensity="100%" draw:end-intensity="100%" draw:angle="1800" draw:border="0%"/>
    <draw:gradient draw:name="Gradient_20_9" draw:display-name="Gradient 9" draw:style="linear" draw:start-color="#e3e3e3" draw:end-color="#a6a6a6" draw:start-intensity="100%" draw:end-intensity="100%" draw:angle="18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_20_текст" style:display-name="Обычный текст" style:family="graphic">
      <style:paragraph-properties fo:margin-left="0cm" fo:margin-right="0cm" fo:line-height="150%" fo:text-align="justify" fo:text-indent="0cm" style:text-autospace="none"/>
      <style:text-properties fo:font-size="14pt" fo:language="en" fo:country="US" style:language-asian="en" style:country-asian="US" style:font-size-complex="14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Body_20_Text" style:display-name="Body Text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Андрей Ерёменок</meta:initial-creator>
    <meta:creation-date>2009-01-25T18:27:16</meta:creation-date>
    <meta:editing-duration>PT04H22M21S</meta:editing-duration>
    <meta:editing-cycles>140</meta:editing-cycles>
    <dc:date>2009-01-29T15:52:37.20</dc:date>
    <dc:creator>eav eav</dc:creator>
    <meta:generator>OpenOffice.org/3.0$Win32 OpenOffice.org_project/300m9$Build-9358</meta:generator>
    <meta:document-statistic meta:object-count="134"/>
  </office:meta>
</office:document-meta>
</file>